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79.2pt" style:use-optimal-row-height="true" fo:break-before="auto"/>
    </style:style>
    <style:style style:name="ro14" style:family="table-row">
      <style:table-row-properties style:row-height="118.8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92.4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250.8pt" style:use-optimal-row-height="tru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05.6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7">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8">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8">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9">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6">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10">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8">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1">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8">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8">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2">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13">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9">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5">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6">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7">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8">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9">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8">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6">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9">
            <table:table-cell table:style-name="ce43"/>
            <table:covered-table-cell/>
            <table:table-cell office:value-type="string" table:style-name="ce52">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8"/>
            <table:table-cell table:number-columns-repeated="16377" table:style-name="ce1"/>
          </table:table-row>
        </table:table-row-group>
        <table:table-row table:style-name="ro18">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5">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4">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9">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8">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4">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20">
            <table:table-cell table:style-name="ce43"/>
            <table:covered-table-cell/>
            <table:table-cell office:value-type="string" table:style-name="ce52">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3"/>
            <table:covered-table-cell/>
            <table:table-cell office:value-type="string" table:style-name="ce52">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4">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4">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8">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3">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3">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9">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7">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3">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5">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4">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4">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6">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3">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9">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8">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9">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2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5">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4">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4">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5">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4">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7">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28">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3">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3">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3">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8">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3">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5">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4">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3">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7">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0">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3">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4">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3">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4">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16">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16">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2">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table-cell table:style-name="ce43"/>
            <table:covered-table-cell/>
            <table:table-cell office:value-type="string" table:style-name="ce1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6">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4">
            <table:table-cell table:style-name="ce43"/>
            <table:covered-table-cell/>
            <table:table-cell office:value-type="string" table:style-name="ce1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8">
            <table:table-cell table:style-name="ce43"/>
            <table:covered-table-cell/>
            <table:table-cell office:value-type="string" table:style-name="ce1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3"/>
            <table:covered-table-cell/>
            <table:table-cell office:value-type="string" table:style-name="ce1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8">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8">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3">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3">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8">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9">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28">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7">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7">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9">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7">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4">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7">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9">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05T19:42:53Z</dc:date>
    <meta:print-date>2012-02-10T16:57:31Z</meta:print-date>
  </office:meta>
</office:document-meta>
</file>